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2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center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center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center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center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center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center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lls</text:span></text:p>
      <text:p text:style-name="P2"><text:span text:style-name="T2">1. Phoenix Marketcity</text:span><text:span text:style-name="T3"/></text:p>
      <text:p text:style-name="P3"><text:span text:style-name="T4">link:<text:s/></text:span><text:a xlink:href="https://www.phoenixmarketcity.com/pune"><text:span text:style-name="T5">https://www.phoenixmarketcity.com/pune</text:span></text:a><text:span text:style-name="T6"/></text:p>
      <text:p text:style-name="P3"><text:span text:style-name="T6">image:<text:s/></text:span><text:a xlink:href="https://dtbtob4osa700.cloudfront.net/MallImages/26022020044610850_mallabt.jpg"><text:span text:style-name="T7">https://dtbtob4osa700.cloudfront.net/MallImages/26022020044610850_mallabt.jpg</text:span></text:a><text:span text:style-name="T8"/></text:p>
      <text:p text:style-name="P3"><text:span text:style-name="T9">2. SGS Mall</text:span></text:p>
      <text:p text:style-name="P3"><text:span text:style-name="T9">link:<text:s/></text:span><text:a xlink:href="https://www.sgsmall.com/brands"><text:span text:style-name="T10">https://www.sgsmall.com/brands</text:span></text:a><text:span text:style-name="T11"/></text:p>
      <text:p text:style-name="P3"><text:span text:style-name="T11">image:<text:s/></text:span><text:a xlink:href="https://files.lbb.in/media/2020/01/5e15ce348f99e3741d7362d6_1578487348316.jpg"><text:span text:style-name="T12">https://files.lbb.in/media/2020/01/5e15ce348f99e3741d7362d6_1578487348316.jpg</text:span></text:a><text:span text:style-name="T13"/></text:p>
      <text:p text:style-name="P4"><text:span text:style-name="T14">Street shopping</text:span></text:p>
      <text:p text:style-name="P5"><text:span text:style-name="T15">1. Fashion street</text:span></text:p>
      <text:p text:style-name="P5"><text:span text:style-name="T15">link:<text:s/></text:span><text:a xlink:href="https://www.justdial.com/Pune/Fashion-Street-Pune-Camp/020PXX20-XX20-220125045932-U8Z1_BZDET"><text:span text:style-name="T16">https://www.justdial.com/Pune/Fashion-Street-Pune-Camp/020PXX20-XX20-220125045932-U8Z1_BZDET</text:span></text:a><text:span text:style-name="T17"/></text:p>
      <text:p text:style-name="P5"><text:span text:style-name="T17">image:<text:s/></text:span><text:a xlink:href="https://storage.googleapis.com/tc46storage/2021/09/f6190819-hero.jpg"><text:span text:style-name="T18">https://storage.googleapis.com/tc46storage/2021/09/f6190819-hero.jpg</text:span></text:a><text:span text:style-name="T19"/></text:p>
      <text:p text:style-name="P5"><text:a xlink:href="https://user-images.githubusercontent.com/1082157/37925268-c1dc816e-3151-11e8-8fbf-49be739a426c.jpg"><text:span text:style-name="T20">https://user-images.githubusercontent.com/1082157/37925268-c1dc816e-3151-11e8-8fbf-49be739a426c.jpg</text:span></text:a><text:span text:style-name="T21"/></text:p>
      <text:p text:style-name="P5"><text:a xlink:href="https://i.ytimg.com/vi/iz-BEH0cZd0/maxresdefault.jpg"><text:span text:style-name="T22">https://i.ytimg.com/vi/iz-BEH0cZd0/maxresdefault.jpg</text:span></text:a><text:span text:style-name="T23"/></text:p>
      <text:p text:style-name="P5"><text:span text:style-name="T23">2. FC road</text:span></text:p>
      <text:p text:style-name="P5"><text:span text:style-name="T23">link:<text:s/></text:span><text:a xlink:href="https://www.google.com/search?q=fc+road+shopping+street+address&amp;sca_esv=d7ed808a3c5b3242&amp;sca_upv=1&amp;biw=1366&amp;bih=641&amp;sxsrf=ACQVn0-xOyNqspMPOM9-o0XTg6GK4--_PQ%3A1712148777"><text:span text:style-name="T24">https://www.google.com/search?q=fc+road+shopping+street+address&amp;sca_esv=d7ed808a3c5b3242&amp;sca_upv=1&amp;biw=1366&amp;bih=641&amp;sxsrf=ACQVn0-xOyNqspMPOM9-o0XTg6GK4--_PQ%3A1712148777</text:span></text:a><text:span text:style-name="T25"/></text:p>
      <text:p text:style-name="P6"><text:span text:style-name="T25"/></text:p>
      <text:p text:style-name="P7"><text:span text:style-name="T25">image:<text:s/></text:span><text:a xlink:href="https://assets.traveltriangle.com/blog/wp-content/uploads/2018/03/Fashion-Street-Mumbai.jpg?tr=w-400"><text:span text:style-name="T26">https://assets.traveltriangle.com/blog/wp-content/uploads/2018/03/Fashion-Street-Mumbai.jpg?tr=w-400</text:span></text:a><text:span text:style-name="T27"/></text:p>
      <text:p text:style-name="P7"><text:a xlink:href="https://i.ytimg.com/vi/86_rreNTArQ/maxresdefault.jpg"><text:span text:style-name="T28">https://i.ytimg.com/vi/86_rreNTArQ/maxresdefault.jpg</text:span></text:a><text:span text:style-name="T29"/></text:p>
      <text:p text:style-name="P7"><text:span text:style-name="T29"/></text:p>
      <text:p text:style-name="P8"><text:span text:style-name="T30">Spots</text:span></text:p>
      <text:p text:style-name="P9"><text:span text:style-name="T31"/></text:p>
      <text:p text:style-name="P9"><text:span text:style-name="T31">1. Dagdusheth Ganapati</text:span></text:p>
      <text:p text:style-name="P9"><text:span text:style-name="T31">link:<text:s/></text:span><text:a xlink:href="https://www.dagdushethganpati.com/"><text:span text:style-name="T32">https://www.dagdushethganpati.com/</text:span></text:a><text:span text:style-name="T33"/></text:p>
      <text:p text:style-name="P9"><text:span text:style-name="T33">image:<text:s/></text:span><text:a xlink:href="https://lh3.googleusercontent.com/p/AF1QipOA4JwSAb01y5nc80l0Bp8171RBLVisOjVt59QD=s680-w680-h510"><text:span text:style-name="T34">https://lh3.googleusercontent.com/p/AF1QipOA4JwSAb01y5nc80l0Bp8171RBLVisOjVt59QD=s680-w680-h510</text:span></text:a><text:span text:style-name="T35"/></text:p>
      <text:p text:style-name="P9"><text:span text:style-name="T35">2. Shaniwar wada</text:span></text:p>
      <text:p text:style-name="P9"><text:span text:style-name="T35">link:<text:s/></text:span><text:a xlink:href="https://www.google.com/travel/entity/key/ChUIy4qbw5WB7oE3GgkvbS8wMnpoOHYQBA?ei=r6hBYrmhE-yK8LAPgqOj6AY&amp;sa=X&amp;ved=0CAAQ5JsGahcKEwjw7ZjckKaFAxUAAAAAHQAAAAAQAw&amp;ts=CAEaBAoCGgAqBAoAGgA"><text:span text:style-name="T36">https://www.google.com/travel/entity/key/ChUIy4qbw5WB7oE3GgkvbS8wMnpoOHYQBA?ei=r6hBYrmhE-yK8LAPgqOj6AY&amp;sa=X&amp;ved=0CAAQ5JsGahcKEwjw7ZjckKaFAxUAAAAAHQAAAAAQAw&amp;ts=CAEaBAoCGgAqBAoAGgA</text:span></text:a><text:span text:style-name="T37"/></text:p>
      <text:p text:style-name="P9"><text:span text:style-name="T37">image:<text:s/></text:span><text:a xlink:href="https://hblimg.mmtcdn.com/content/hubble/img/pune/mmt/activities/t_trp/m_activities_pune_shaniwar_wada_l_387_579.jpg?im=Resize=(288,162)"><text:span text:style-name="T38">https://hblimg.mmtcdn.com/content/hubble/img/pune/mmt/activities/t_trp/m_activities_pune_shaniwar_wada_l_387_579.jpg?im=Resize=(288,162)</text:span></text:a><text:span text:style-name="T39"/></text:p>
      <text:p text:style-name="P9"><text:span text:style-name="T39"/></text:p>
      <text:p text:style-name="P9"><text:span text:style-name="T39">3. Osho garden</text:span></text:p>
      <text:p text:style-name="P9"><text:span text:style-name="T39">link:<text:s/></text:span><text:a xlink:href="https://www.google.com.pk/travel/hotels/entity/ChoIyLLQk8Wuh77VARoNL2cvMTFjNzA4cTU0bBAE?utm_campaign=sharing&amp;utm_medium=link&amp;utm_source=htls&amp;ved=0CAAQ5JsGahcKEwiwzJfqj6aFAxUAAAAAHQAAAAAQAw&amp;ts=CAEaBAoCGgAqBAoAGgA"><text:span text:style-name="T40">https://www.google.com.pk/travel/hotels/entity/ChoIyLLQk8Wuh77VARoNL2cvMTFjNzA4cTU0bBAE?utm_campaign=sharing&amp;utm_medium=link&amp;utm_source=htls&amp;ved=0CAAQ5JsGahcKEwiwzJfqj6aFAxUAAAAAHQAAAAAQAw&amp;ts=CAEaBAoCGgAqBAoAGgA</text:span></text:a><text:span text:style-name="T41"/></text:p>
      <text:p text:style-name="P9"><text:span text:style-name="T41">image:<text:s/></text:span><text:a xlink:href="https://encrypted-tbn0.gstatic.com/images?q=tbn:ANd9GcShG4PNLXEhtjagJv37-vIEJl4OWWyBuxNUBM7uCIvfog&amp;s"><text:span text:style-name="T42">https://encrypted-tbn0.gstatic.com/images?q=tbn:ANd9GcShG4PNLXEhtjagJv37-vIEJl4OWWyBuxNUBM7uCIvfog&amp;s</text:span></text:a><text:span text:style-name="T43"/></text:p>
      <text:p text:style-name="P9"><text:a xlink:href="https://www.oshonews.com/wp-content/uploads/2021/08/teerth-bridge.jpg"><text:span text:style-name="T44">https://www.oshonews.com/wp-content/uploads/2021/08/teerth-bridge.jpg</text:span></text:a><text:span text:style-name="T45"/></text:p>
      <text:p text:style-name="P9"><text:span text:style-name="T45"/></text:p>
      <text:p text:style-name="P9"><text:span text:style-name="T45">4. Game Palacio</text:span></text:p>
      <text:p text:style-name="P9"><text:span text:style-name="T45">link:<text:s/></text:span><text:a xlink:href="https://gamepalacio.com/"><text:span text:style-name="T46">https://gamepalacio.com/</text:span></text:a><text:span text:style-name="T47"/></text:p>
      <text:p text:style-name="P9"><text:span text:style-name="T47">image:<text:s/></text:span><text:a xlink:href="https://gamepalacio.com/wp-content/uploads/2024/02/IMG_8464.jpg"><text:span text:style-name="T48">https://gamepalacio.com/wp-content/uploads/2024/02/IMG_8464.jpg</text:span></text:a><text:span text:style-name="T49"/></text:p>
      <text:p text:style-name="P9"><text:span text:style-name="T49"/></text:p>
      <text:p text:style-name="P9"><text:span text:style-name="T49">5. Skyjumpers(Trampoline park}</text:span></text:p>
      <text:p text:style-name="P9"><text:span text:style-name="T49">link:<text:s/></text:span><text:a xlink:href="https://skyjumpertrampolinepark.com/pune/"><text:span text:style-name="T50">https://skyjumpertrampolinepark.com/pune/</text:span></text:a><text:span text:style-name="T51"><text:line-break/>image:<text:s/></text:span><text:a xlink:href="https://beyondenoughag8.s3.ap-south-1.amazonaws.com/dynamic/skyjumper-about-01.pngbeimg0ln61q79b.png"><text:span text:style-name="T52">https://beyondenoughag8.s3.ap-south-1.amazonaws.com/dynamic/skyjumper-about-01.pngbeimg0ln61q79b.png</text:span></text:a><text:span text:style-name="T53"/></text:p>
      <text:p text:style-name="P9"><text:span text:style-name="T53"/></text:p>
      <text:p text:style-name="P10"><text:span text:style-name="T54">Restaurants</text:span></text:p>
      <text:p text:style-name="P10"><text:span text:style-name="T55"/></text:p>
      <text:p text:style-name="P11"><text:span text:style-name="T55">1. Blue Nile</text:span></text:p>
      <text:p text:style-name="P11"><text:span text:style-name="T55">link:<text:s/></text:span><text:a xlink:href="https://magicpin.in/Pune/Camp-Area/Restaurant/Blue-Nile/store/82844/"><text:span text:style-name="T56">https://magicpin.in/Pune/Camp-Area/Restaurant/Blue-Nile/store/82844/</text:span></text:a><text:span text:style-name="T57"/></text:p>
      <text:p text:style-name="P11"><text:span text:style-name="T57">image:<text:s/></text:span><text:a xlink:href="https://www.mappls.com/place/76748A_1665574124104_0.jpeg"><text:span text:style-name="T58">https://www.mappls.com/place/76748A_1665574124104_0.jpeg</text:span></text:a><text:span text:style-name="T59"/></text:p>
      <text:p text:style-name="P11"><text:span text:style-name="T59">2. Madhuban</text:span></text:p>
      <text:p text:style-name="P11"><text:span text:style-name="T59">link:<text:s/></text:span><text:a xlink:href="https://www.tripadvisor.in/Restaurant_Review-g297654-d1077784-Reviews-Madhuban-Pune_Pune_District_Maharashtra.html"><text:span text:style-name="T60">https://www.tripadvisor.in/Restaurant_Review-g297654-d1077784-Reviews-Madhuban-Pune_Pune_District_Maharashtra.html</text:span></text:a><text:span text:style-name="T61"/></text:p>
      <text:p text:style-name="P11"><text:span text:style-name="T61">image:</text:span></text:p>
      <text:p text:style-name="P11"><text:a xlink:href="https://media-cdn.tripadvisor.com/media/photo-s/09/c6/3c/2a/madhuban.jpg"><text:span text:style-name="T62">https://media-cdn.tripadvisor.com/media/photo-s/09/c6/3c/2a/madhuban.jpg</text:span></text:a><text:span text:style-name="T63"/></text:p>
      <text:p text:style-name="P11"><text:span text:style-name="T63">3. Cream Craver</text:span></text:p>
      <text:p text:style-name="P11"><text:span text:style-name="T63">link:<text:s/></text:span><text:a xlink:href="https://www.tripadvisor.in/Restaurant_Review-g297654-d15360478-Reviews-Cream_Craver-Pune_Pune_District_Maharashtra.html"><text:span text:style-name="T64">https://www.tripadvisor.in/Restaurant_Review-g297654-d15360478-Reviews-Cream_Craver-Pune_Pune_District_Maharashtra.html</text:span></text:a><text:span text:style-name="T65"/></text:p>
      <text:p text:style-name="P11"><text:span text:style-name="T65">image:<text:s/></text:span><text:a xlink:href="https://imgstaticcontent.lbb.in/lbbnew/wp-content/uploads/2017/09/13202659/13092017_Creamcorner_02-150x150.jpg"><text:span text:style-name="T66">https://imgstaticcontent.lbb.in/lbbnew/wp-content/uploads/2017/09/13202659/13092017_Creamcorner_02-150x150.jpg</text:span></text:a><text:span text:style-name="T67"/></text:p>
      <text:p text:style-name="P11"><text:a xlink:href="https://img.restaurantguru.com/r788-view-Cream-Craver-2022-10-6.jpg"><text:span text:style-name="T68">https://img.restaurantguru.com/r788-view-Cream-Craver-2022-10-6.jpg</text:span></text:a><text:span text:style-name="T69"/></text:p>
      <text:p text:style-name="P12"><text:span text:style-name="T70">Cafes</text:span></text:p>
      <text:p text:style-name="P13"><text:span text:style-name="T71">1. Fikar Not</text:span></text:p>
      <text:p text:style-name="P13"><text:span text:style-name="T71">link:<text:s/></text:span><text:a xlink:href="https://yappe.in/maharashtra/pune/cafe-fikar-not/2073768"><text:span text:style-name="T72">https://yappe.in/maharashtra/pune/cafe-fikar-not/2073768</text:span></text:a><text:span text:style-name="T73"/></text:p>
      <text:p text:style-name="P13"><text:span text:style-name="T73">image:<text:s/></text:span><text:a xlink:href="https://files.yappe.in/place/full/cafe-fikar-not-10596317.webp"><text:span text:style-name="T74">https://files.yappe.in/place/full/cafe-fikar-not-10596317.webp</text:span></text:a><text:span text:style-name="T75"/></text:p>
      <text:p text:style-name="P13"><text:span text:style-name="T75">2. Friendz cafe</text:span></text:p>
      <text:p text:style-name="P13"><text:span text:style-name="T75">link:<text:s/></text:span><text:a xlink:href="https://www.mappls.com/Q6OJ7Y"><text:span text:style-name="T76">https://www.mappls.com/Q6OJ7Y</text:span></text:a><text:span text:style-name="T77"/></text:p>
      <text:p text:style-name="P13"><text:span text:style-name="T77">image:<text:s/></text:span><text:a xlink:href="https://lh3.googleusercontent.com/VxVzNFgurGr-PoH5W4F-e73HVMmRCfzpIFU-fBGMYBTDtUfJ6lKhTD7F4asdb3Hv_0R9JK8gCjdh7Kg3lfrUuhDwKQ=w300-rw"><text:span text:style-name="T78">https://lh3.googleusercontent.com/VxVzNFgurGr-PoH5W4F-e73HVMmRCfzpIFU-fBGMYBTDtUfJ6lKhTD7F4asdb3Hv_0R9JK8gCjdh7Kg3lfrUuhDwKQ=w300-rw</text:span></text:a><text:span text:style-name="T79"/></text:p>
      <text:p text:style-name="P13"><text:span text:style-name="T79">3. Cafe durga</text:span></text:p>
      <text:p text:style-name="P13"><text:span text:style-name="T79">link:<text:s/></text:span><text:a xlink:href="https://restaurant-guru.in/Cafe-Durga-Pune-75#google_vignette"><text:span text:style-name="T80">https://restaurant-guru.in/Cafe-Durga-Pune-75#google_vignette</text:span></text:a><text:span text:style-name="T81"/></text:p>
      <text:p text:style-name="P13"><text:span text:style-name="T81">image:<text:s/></text:span><text:a xlink:href="https://encrypted-tbn0.gstatic.com/images?q=tbn:ANd9GcSG_qcHvhJP0SbAYSTO_WhZFdnAThouze73jg&amp;s"><text:span text:style-name="T82">https://encrypted-tbn0.gstatic.com/images?q=tbn:ANd9GcSG_qcHvhJP0SbAYSTO_WhZFdnAThouze73jg&amp;s</text:span></text:a><text:span text:style-name="T83"/></text:p>
      <text:p text:style-name="P13"><text:span text:style-name="T84"/></text:p>
      <text:p text:style-name="P14"><text:span text:style-name="T84"/></text:p>
      <text:p text:style-name="P15"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